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8c291" officeooo:paragraph-rsid="0008c291"/>
    </style:style>
    <style:style style:name="P2" style:family="paragraph" style:parent-style-name="Standard">
      <style:text-properties officeooo:rsid="000e7535" officeooo:paragraph-rsid="000e7535"/>
    </style:style>
    <style:style style:name="P3" style:family="paragraph" style:parent-style-name="Standard">
      <style:text-properties officeooo:rsid="000dfe00" officeooo:paragraph-rsid="001133b3"/>
    </style:style>
    <style:style style:name="P4" style:family="paragraph" style:parent-style-name="Standard">
      <style:text-properties officeooo:rsid="00119bc8" officeooo:paragraph-rsid="001133b3"/>
    </style:style>
    <style:style style:name="P5" style:family="paragraph" style:parent-style-name="Standard">
      <style:text-properties fo:language="fr" fo:country="FR" officeooo:rsid="00134791" officeooo:paragraph-rsid="001133b3"/>
    </style:style>
    <style:style style:name="P6" style:family="paragraph" style:parent-style-name="Standard">
      <style:text-properties fo:language="fr" fo:country="FR" officeooo:rsid="001410b4" officeooo:paragraph-rsid="001133b3"/>
    </style:style>
    <style:style style:name="P7" style:family="paragraph" style:parent-style-name="Standard">
      <style:text-properties fo:language="fr" fo:country="FR" officeooo:rsid="001410b4" officeooo:paragraph-rsid="0015a8b2"/>
    </style:style>
    <style:style style:name="P8" style:family="paragraph" style:parent-style-name="Standard">
      <style:text-properties fo:language="fr" fo:country="FR" officeooo:rsid="001410b4" officeooo:paragraph-rsid="00373ee2"/>
    </style:style>
    <style:style style:name="P9" style:family="paragraph" style:parent-style-name="Standard">
      <style:text-properties fo:language="fr" fo:country="FR" officeooo:rsid="0020eb5f" officeooo:paragraph-rsid="0020eb5f"/>
    </style:style>
    <style:style style:name="P10" style:family="paragraph" style:parent-style-name="Text_20_body">
      <style:text-properties fo:language="fr" fo:country="FR" officeooo:rsid="0020eb5f" officeooo:paragraph-rsid="0020eb5f"/>
    </style:style>
    <style:style style:name="P11" style:family="paragraph" style:parent-style-name="Text_20_body">
      <style:text-properties fo:language="fr" fo:country="FR" officeooo:rsid="0022aaa8" officeooo:paragraph-rsid="0022aaa8"/>
    </style:style>
    <style:style style:name="P12" style:family="paragraph" style:parent-style-name="Standard">
      <style:text-properties fo:language="fr" fo:country="FR" officeooo:rsid="002f5400" officeooo:paragraph-rsid="002f5400"/>
    </style:style>
    <style:style style:name="P13" style:family="paragraph" style:parent-style-name="Standard">
      <style:text-properties fo:language="fr" fo:country="FR" officeooo:rsid="002f814e" officeooo:paragraph-rsid="002f814e"/>
    </style:style>
    <style:style style:name="P14" style:family="paragraph" style:parent-style-name="Standard">
      <style:text-properties fo:language="fr" fo:country="FR" officeooo:rsid="003223e8" officeooo:paragraph-rsid="003223e8"/>
    </style:style>
    <style:style style:name="P15" style:family="paragraph" style:parent-style-name="Standard">
      <style:text-properties fo:language="fr" fo:country="FR" officeooo:rsid="003571ba" officeooo:paragraph-rsid="001133b3"/>
    </style:style>
    <style:style style:name="P16" style:family="paragraph" style:parent-style-name="Standard">
      <style:text-properties officeooo:paragraph-rsid="0015a8b2"/>
    </style:style>
    <style:style style:name="P17" style:family="paragraph" style:parent-style-name="Standard">
      <style:text-properties fo:language="nl" fo:country="NL" officeooo:rsid="00027465" officeooo:paragraph-rsid="001e32b1"/>
    </style:style>
    <style:style style:name="P18" style:family="paragraph" style:parent-style-name="Standard">
      <style:text-properties fo:language="nl" fo:country="NL" officeooo:rsid="00027465" officeooo:paragraph-rsid="003382d3"/>
    </style:style>
    <style:style style:name="P19" style:family="paragraph" style:parent-style-name="Normal_20__28_Web_29_">
      <style:paragraph-properties fo:margin-left="0cm" fo:margin-right="0cm" fo:margin-top="0.176cm" fo:margin-bottom="0.25cm" style:contextual-spacing="false" fo:line-height="115%" fo:text-indent="0cm" style:auto-text-indent="false" style:writing-mode="lr-tb"/>
    </style:style>
    <style:style style:name="P20" style:family="paragraph" style:parent-style-name="Text_20_body">
      <style:text-properties officeooo:rsid="0022aaa8" officeooo:paragraph-rsid="0022aaa8"/>
    </style:style>
    <style:style style:name="P21" style:family="paragraph" style:parent-style-name="Text_20_body">
      <style:text-properties officeooo:rsid="0024e271" officeooo:paragraph-rsid="0024e271"/>
    </style:style>
    <style:style style:name="P22" style:family="paragraph" style:parent-style-name="Text_20_body">
      <style:text-properties officeooo:rsid="002600ed" officeooo:paragraph-rsid="002600ed"/>
    </style:style>
    <style:style style:name="P23" style:family="paragraph" style:parent-style-name="Normal_20__28_Web_29_">
      <style:paragraph-properties fo:margin-left="0cm" fo:margin-right="0cm" fo:margin-top="0.176cm" fo:margin-bottom="0.25cm" style:contextual-spacing="false" fo:line-height="115%" fo:text-indent="0cm" style:auto-text-indent="false" style:writing-mode="lr-tb"/>
      <style:text-properties style:font-name="Times New Roman" fo:language="fr" fo:country="FR" officeooo:rsid="0020eb5f" officeooo:paragraph-rsid="0020eb5f"/>
    </style:style>
    <style:style style:name="P24" style:family="paragraph" style:parent-style-name="Standard">
      <style:text-properties style:font-name="Times New Roman" fo:language="fr" fo:country="FR" officeooo:rsid="002f814e" officeooo:paragraph-rsid="002f814e"/>
    </style:style>
    <style:style style:name="P25" style:family="paragraph" style:parent-style-name="Standard">
      <style:text-properties style:font-name="Times New Roman" fo:language="fr" fo:country="FR" officeooo:rsid="002f814e" officeooo:paragraph-rsid="0020eb5f"/>
    </style:style>
    <style:style style:name="P26" style:family="paragraph" style:parent-style-name="Normal_20__28_Web_29_">
      <style:paragraph-properties fo:margin-left="0cm" fo:margin-right="0cm" fo:margin-top="0.176cm" fo:margin-bottom="0.25cm" style:contextual-spacing="false" fo:line-height="115%" fo:text-indent="0cm" style:auto-text-indent="false" style:writing-mode="lr-tb"/>
      <style:text-properties style:font-name="Times New Roman"/>
    </style:style>
    <style:style style:name="P27" style:family="paragraph" style:parent-style-name="Standard">
      <style:text-properties officeooo:paragraph-rsid="00373ee2"/>
    </style:style>
    <style:style style:name="P28" style:family="paragraph" style:parent-style-name="Standard">
      <style:text-properties officeooo:rsid="0008c291" officeooo:paragraph-rsid="0008c291"/>
    </style:style>
    <style:style style:name="P29" style:family="paragraph" style:parent-style-name="Standard">
      <style:text-properties officeooo:rsid="0008c291" officeooo:paragraph-rsid="003ced71"/>
    </style:style>
    <style:style style:name="T1" style:family="text">
      <style:text-properties fo:language="fr" fo:country="FR" officeooo:rsid="00134791"/>
    </style:style>
    <style:style style:name="T2" style:family="text">
      <style:text-properties fo:language="fr" fo:country="FR" officeooo:rsid="001410b4"/>
    </style:style>
    <style:style style:name="T3" style:family="text">
      <style:text-properties officeooo:rsid="00056588"/>
    </style:style>
    <style:style style:name="T4" style:family="text">
      <style:text-properties officeooo:rsid="001e32b1"/>
    </style:style>
    <style:style style:name="T5" style:family="text">
      <style:text-properties officeooo:rsid="0022aaa8"/>
    </style:style>
    <style:style style:name="T6" style:family="text">
      <style:text-properties officeooo:rsid="00230708"/>
    </style:style>
    <style:style style:name="T7" style:family="text">
      <style:text-properties style:font-name="Times New Roman"/>
    </style:style>
    <style:style style:name="T8" style:family="text">
      <style:text-properties style:font-name="Times New Roman" fo:font-weight="bold" style:font-weight-asian="bold" style:font-weight-complex="bold"/>
    </style:style>
    <style:style style:name="T9" style:family="text">
      <style:text-properties officeooo:rsid="00299590"/>
    </style:style>
    <style:style style:name="T10" style:family="text">
      <style:text-properties fo:font-size="12pt" officeooo:rsid="002bab4a" style:font-size-asian="12pt" style:language-asian="fr" style:country-asian="FR" style:font-size-complex="12pt"/>
    </style:style>
    <style:style style:name="T11" style:family="text">
      <style:text-properties officeooo:rsid="002d3647"/>
    </style:style>
    <style:style style:name="T12" style:family="text">
      <style:text-properties officeooo:rsid="002f814e"/>
    </style:style>
    <style:style style:name="T13" style:family="text">
      <style:text-properties officeooo:rsid="003063d3"/>
    </style:style>
    <style:style style:name="T14" style:family="text">
      <style:text-properties officeooo:rsid="003134e4"/>
    </style:style>
    <style:style style:name="T15" style:family="text">
      <style:text-properties officeooo:rsid="003382d3"/>
    </style:style>
    <style:style style:name="T16" style:family="text">
      <style:text-properties officeooo:rsid="003571ba"/>
    </style:style>
    <style:style style:name="T17" style:family="text">
      <style:text-properties officeooo:rsid="000f87aa"/>
    </style:style>
    <style:style style:name="T18" style:family="text">
      <style:text-properties officeooo:rsid="0038e179"/>
    </style:style>
    <style:style style:name="T19" style:family="text">
      <style:text-properties officeooo:rsid="003b1d7b"/>
    </style:style>
    <style:style style:name="T20" style:family="text">
      <style:text-properties officeooo:rsid="003ced71"/>
    </style:style>
    <style:style style:name="T21" style:family="text">
      <style:text-properties officeooo:rsid="003ee625"/>
    </style:style>
    <style:style style:name="T22" style:family="text">
      <style:text-properties officeooo:rsid="004045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cgi.com/belgium/en/careers/young-potential-program" text:style-name="Internet_20_link" text:visited-style-name="Visited_20_Internet_20_Link">https://www.cgi.com/belgium/en/careers/young-potential-program</text:a> </text:p>
      <text:p text:style-name="P1"><text:a xlink:type="simple" xlink:href="https://edzt.fa.em4.oraclecloud.com/hcmUI/CandidateExperience/fr/sites/CX/requisitions/preview/12944/?lastSelectedFacet=LOCATIONS&amp;location=Belgium&amp;locationId=300000000361235&amp;locationLevel=country&amp;selectedLocationsFacet=300000000361235" text:style-name="Internet_20_link" text:visited-style-name="Visited_20_Internet_20_Link">https://edzt.fa.em4.oraclecloud.com/hcmUI/CandidateExperience/fr/sites/CX/requisitions/preview/12944/?lastSelectedFacet=LOCATIONS&amp;location=Belgium&amp;locationId=300000000361235&amp;locationLevel=country&amp;selectedLocationsFacet=300000000361235</text:a> </text:p>
      <text:p text:style-name="P1"><text:a xlink:type="simple" xlink:href="https://www.student.be/fr/premiers-emplois/ict-traineeship-infrastructure-operations-b722693e-03dc-4d29-84a7-df9eab97d16c/" text:style-name="Internet_20_link" text:visited-style-name="Visited_20_Internet_20_Link">https://www.student.be/fr/premiers-emplois/ict-traineeship-infrastructure-operations-b722693e-03dc-4d29-84a7-df9eab97d16c/</text:a> </text:p>
      <text:p text:style-name="P1"><text:a xlink:type="simple" xlink:href="https://www.student.be/fr/premiers-emplois/ict-traineeship-development-packages-8eef184a-7ba8-446b-9a6e-8e239e2538d0/" text:style-name="Internet_20_link" text:visited-style-name="Visited_20_Internet_20_Link">https://www.student.be/fr/premiers-emplois/ict-traineeship-development-packages-8eef184a-7ba8-446b-9a6e-8e239e2538d0/</text:a> </text:p>
      <text:p text:style-name="P1"><text:a xlink:type="simple" xlink:href="https://www.hubspot.com/products/get-started" text:style-name="Internet_20_link" text:visited-style-name="Visited_20_Internet_20_Link">https://www.hubspot.com/products/get-started</text:a> </text:p>
      <text:p text:style-name="P1"><text:a xlink:type="simple" xlink:href="https://www.sejda.com/sign-pdf" text:style-name="Internet_20_link" text:visited-style-name="Visited_20_Internet_20_Link">https://www.sejda.com/sign-pdf</text:a> <text:span text:style-name="T9">sign documents</text:span></text:p>
      <text:p text:style-name="P1"/>
      <text:p text:style-name="P17"><text:span text:style-name="T19">n</text:span>oa199645<text:a xlink:type="simple" xlink:href="mailto:Noa1996@explodemail.com" text:style-name="Internet_20_link" text:visited-style-name="Visited_20_Internet_20_Link">@</text:a><text:a xlink:type="simple" xlink:href="mailto:Noa1996@explodemail.com" text:style-name="Internet_20_link" text:visited-style-name="Visited_20_Internet_20_Link"><text:span text:style-name="T3">gmail</text:span></text:a><text:a xlink:type="simple" xlink:href="mailto:Noa1996@explodemail.com" text:style-name="Internet_20_link" text:visited-style-name="Visited_20_Internet_20_Link">.com</text:a> <text:span text:style-name="T4">vtm go</text:span></text:p>
      <text:p text:style-name="P17">Jt2k6uQMpm3HHBmyH </text:p>
      <text:p text:style-name="P1"/>
      <text:p text:style-name="P1">Stefan mischook </text:p>
      <text:p text:style-name="P1"><text:a xlink:type="simple" xlink:href="https://editx.eu/en/it-jobs" text:style-name="Internet_20_link" text:visited-style-name="Visited_20_Internet_20_Link">https://editx.eu/en/it-jobs</text:a> </text:p>
      <text:p text:style-name="P1"/>
      <text:p text:style-name="P1"><text:a xlink:type="simple" xlink:href="mailto:gokkopakna@gufum.com" text:style-name="Internet_20_link" text:visited-style-name="Visited_20_Internet_20_Link">gokkopakna@gufum.com</text:a> <text:span text:style-name="T22">ipstack </text:span></text:p>
      <text:p text:style-name="P1"><text:a xlink:type="simple" xlink:href="mailto:8Vz9@Ky4qtL9.BVKCr0q" text:style-name="Internet_20_link" text:visited-style-name="Visited_20_Internet_20_Link">8Vz9</text:a><text:a xlink:type="simple" xlink:href="mailto:8Vz9@Ky4qtL9.BVKCr0q" text:style-name="Internet_20_link" text:visited-style-name="Visited_20_Internet_20_Link"><text:span text:style-name="T18">@</text:span></text:a><text:a xlink:type="simple" xlink:href="mailto:8Vz9@Ky4qtL9.BVKCr0q" text:style-name="Internet_20_link" text:visited-style-name="Visited_20_Internet_20_Link">Ky4qtL9.BVKCr0q</text:a> <text:span text:style-name="T18">ip Geolocation API</text:span> </text:p>
      <text:p text:style-name="P1">at_LgCon72hj1D8kgz44r4lXXim1BKlA <text:span text:style-name="T19">api__key </text:span></text:p>
      <text:p text:style-name="P1"/>
      <text:p text:style-name="P29"><text:a xlink:type="simple" xlink:href="mailto:5Vz9@Ky4qtL19.BVDCr0q" text:style-name="Internet_20_link" text:visited-style-name="Visited_20_Internet_20_Link"><text:span text:style-name="T20">5</text:span></text:a><text:a xlink:type="simple" xlink:href="mailto:5Vz9@Ky4qtL19.BVDCr0q" text:style-name="Internet_20_link" text:visited-style-name="Visited_20_Internet_20_Link">Vz9</text:a><text:a xlink:type="simple" xlink:href="mailto:5Vz9@Ky4qtL19.BVDCr0q" text:style-name="Internet_20_link" text:visited-style-name="Visited_20_Internet_20_Link"><text:span text:style-name="T18">@</text:span></text:a><text:a xlink:type="simple" xlink:href="mailto:5Vz9@Ky4qtL19.BVDCr0q" text:style-name="Internet_20_link" text:visited-style-name="Visited_20_Internet_20_Link">Ky4qtL</text:a><text:a xlink:type="simple" xlink:href="mailto:5Vz9@Ky4qtL19.BVDCr0q" text:style-name="Internet_20_link" text:visited-style-name="Visited_20_Internet_20_Link"><text:span text:style-name="T20">1</text:span></text:a><text:a xlink:type="simple" xlink:href="mailto:5Vz9@Ky4qtL19.BVDCr0q" text:style-name="Internet_20_link" text:visited-style-name="Visited_20_Internet_20_Link">9.BV</text:a><text:a xlink:type="simple" xlink:href="mailto:5Vz9@Ky4qtL19.BVDCr0q" text:style-name="Internet_20_link" text:visited-style-name="Visited_20_Internet_20_Link"><text:span text:style-name="T20">D</text:span></text:a><text:a xlink:type="simple" xlink:href="mailto:5Vz9@Ky4qtL19.BVDCr0q" text:style-name="Internet_20_link" text:visited-style-name="Visited_20_Internet_20_Link">Cr0q</text:a> <text:span text:style-name="T21">ipstack API</text:span></text:p>
      <text:p text:style-name="P1">4594a60d80b4bed8993a7a1c8af3d1a4 <text:s text:c="2"/><text:span text:style-name="T21">Api__key </text:span></text:p>
      <text:p text:style-name="P1"/>
      <text:p text:style-name="P1"><text:a xlink:type="simple" xlink:href="mailto:wsmhzuu053@mailcafe.org" text:style-name="Internet_20_link" text:visited-style-name="Visited_20_Internet_20_Link">wsmhzuu053@mailcafe.org</text:a> </text:p>
      <text:p text:style-name="P1"/>
      <text:p text:style-name="P2">jNhfbe452.</text:p>
      <text:p text:style-name="P3">Contacter Crelan <text:s/></text:p>
      <text:p text:style-name="P15"/>
      <text:p text:style-name="P18">Jt2k6uQ<text:span text:style-name="T15">T</text:span>pm3H<text:span text:style-name="T15">G</text:span>BmyH. <text:span text:style-name="T16">AWS toolkit </text:span></text:p>
      <text:p text:style-name="P5"/>
      <text:p text:style-name="P4"><text:a xlink:type="simple" xlink:href="https://www.linkedin.com/posts/barriere_je-ne-fais-pas-passer-dentretien-dembauche-activity-7001084645559672832-vmo7?trk=public_profile_like_view" text:style-name="Internet_20_link" text:visited-style-name="Visited_20_Internet_20_Link">https://www.linkedin.com/posts/barriere_je-ne-fais-pas-passer-dentretien-dembauche-activity-7001084645559672832-vmo7?trk=public_profile_like_view</text:a><text:span text:style-name="T1"> </text:span></text:p>
      <text:p text:style-name="P4"><text:a xlink:type="simple" xlink:href="https://www.ictjob.be/fr/chercher-emplois-it/entity/smals/74" text:style-name="Internet_20_link" text:visited-style-name="Visited_20_Internet_20_Link">https://www.ictjob.be/fr/chercher-emplois-it/entity/smals/74</text:a><text:span text:style-name="T2"> </text:span></text:p>
      <text:p text:style-name="P6"/>
      <text:p text:style-name="P16"><text:a xlink:type="simple" xlink:href="https://www.youtube.com/watch?v=Z9jwKFr0QQ4" text:style-name="Internet_20_link" text:visited-style-name="Visited_20_Internet_20_Link">https://www.youtube.com/watch?v=Z9jwKFr0QQ4</text:a> </text:p>
      <text:p text:style-name="P16"/>
      <text:p text:style-name="P16"><text:a xlink:type="simple" xlink:href="https://www.youtube.com/watch?v=vGjzRWXnQpg" text:style-name="Internet_20_link" text:visited-style-name="Visited_20_Internet_20_Link">https://www.youtube.com/watch?v=vGjzRWXnQpg</text:a> </text:p>
      <text:p text:style-name="P7"/>
      <text:p text:style-name="P14">KWTJ-TWRS </text:p>
      <text:p text:style-name="P7"/>
      <text:p text:style-name="P7">I trust this message finds you in good health and high spirits. My name is Koulako, and I am a recent computer science graduate from a prestigious High School in Brussels, completing my studies in June 2023. As I embark on the path to kickstart my professional journey, I had the pleasure of discovering on Linkedin, an enticing program offered by Euroclear, which has sparked a profound interest in me.</text:p>
      <text:p text:style-name="P7"/>
      <text:p text:style-name="P7">I am sincerely passionate about contributing my skills and knowledge to Euroclear and making a meaningful impact as a young professional in the field of computer science. </text:p>
      <text:p text:style-name="P7"/>
      <text:p text:style-name="P27"><text:soft-page-break/>I submitted my <text:span text:style-name="T17">CV</text:span> several weeks ago in response to the job posting for <text:span text:style-name="Strong_20_Emphasis">young graduates in the IT Field </text:span>on LinkedIn.</text:p>
      <text:p text:style-name="P8">Regrettably, I have not yet received any response from you. In light of this, I am writing to kindly request further clarification regarding the status of my application.</text:p>
      <text:p text:style-name="P7"/>
      <text:p text:style-name="P10">Cher(e) [Nom du destinataire],</text:p>
      <text:p text:style-name="P11">Bonjour, </text:p>
      <text:p text:style-name="Text_20_body">J'espère que ce message vous trouve en pleine forme. Je m'appelle <text:span text:style-name="T5">Thierno Ousmane Diallo</text:span>, et je viens tout juste de terminer mes études en <text:span text:style-name="T5">informatique de gestion</text:span> à <text:span text:style-name="T5">l’école supérieur d’informatique – HE2B </text:span><text:span text:style-name="T6">en juin 2023</text:span>. Je suis très enthousiaste à l'idée d'entrer dans le monde professionnel et de contribuer à des projets stimulants.</text:p>
      <text:p text:style-name="P20">Je suis actuellement à la recherche d’un endroit pour commencer ma carrière professionnel. Après plusieurs <text:span text:style-name="T6">recherches</text:span> <text:span text:style-name="T6">et sollicitations sans succès, je ne suis pas encore arriver à trouver un emploi. car plusieurs employeurs demandent un minimum d’expériences. </text:span></text:p>
      <text:p text:style-name="P21">C’est ainsi que j’ai décidé de vous contacter pour vous demandez si vous avez actuellement des opportunités pour des juniors ou des récents diplômés, je serais ravi d'en apprendre davantage et de discuter de la manière dont je pourrais contribuer à [Nom de l'entreprise]. Mon CV est joint à ce courriel pour votre référence.</text:p>
      <text:p text:style-name="P22"/>
      <text:p text:style-name="Text_20_body">Je suis particulièrement intéressé par [Nom de l'entreprise] en raison de votre réputation exceptionnelle dans [Mentionnez un aspect spécifique de l'entreprise, comme le secteur d'activité, les réalisations récentes, la culture d'entreprise, etc.]. Ayant suivi de près vos avancées, je suis convaincu que votre entreprise offre l'environnement idéal pour développer mes compétences et faire mes premiers pas en tant que professionnel.</text:p>
      <text:p text:style-name="Text_20_body">Mon parcours académique m'a permis d'acquérir des compétences solides en [Mentionnez les compétences clés que vous avez développées pendant vos études, telles que la résolution de problèmes, la programmation, la communication, etc.]. De plus, j'ai eu l'opportunité de travailler sur [Évoquez des projets ou expériences pertinentes qui démontrent votre capacité à contribuer de manière pratique].</text:p>
      <text:p text:style-name="Text_20_body">Je suis persuadé que ma passion pour [Le domaine d'expertise de l'entreprise, par exemple : l'intelligence artificielle, le développement logiciel, le marketing numérique, etc.] et mon désir d'apprendre rapidement me permettront de m'intégrer efficacement au sein de votre équipe.</text:p>
      <text:p text:style-name="Text_20_body">Si vous avez actuellement des opportunités pour des juniors ou des récents diplômés, je serais ravi d'en apprendre davantage et de discuter de la manière dont je pourrais contribuer à [Nom de l'entreprise]. Mon CV est joint à ce courriel pour votre référence.</text:p>
      <text:p text:style-name="Text_20_body">Je vous remercie sincèrement pour le temps que vous prendrez pour examiner ma candidature. Je suis impatient de connaître les opportunités possibles et d'échanger avec vous sur la manière dont je pourrais apporter une valeur ajoutée à [Nom de l'entreprise].</text:p>
      <text:p text:style-name="Text_20_body">Cordialement, [Votre prénom et nom] [Votre numéro de téléphone]</text:p>
      <text:p text:style-name="P9"/>
      <text:p text:style-name="P23">Bonjour, </text:p>
      <text:p text:style-name="P26"><text:soft-page-break/>Je m'appelle <text:span text:style-name="T10">Ousmane</text:span> Diallo, et je viens tout juste de terminer mes études en informatique de gestion à l’école supérieur d’informatique – HE2B en juin 2023. Je suis très enthousiaste à l'idée d'entrer dans le monde professionnel et de contribuer à des projets stimulants.</text:p>
      <text:p text:style-name="P26">Je suis actuellement à la recherche d’un endroit <text:span text:style-name="T11">à Bruxelles</text:span> pour commencer ma carrière professionnelle. Après plusieurs recherches et sollicitations sans succès, j’ai décidé de vous contacter pour vous demander si vous connaissez des employeurs ayant des opportunités pour des juniors ou des récents diplômés. Je serais ravi d'en apprendre davantage et de saisir toutes les opportunités offertes. </text:p>
      <text:p text:style-name="P19"><text:span text:style-name="T8">Important :</text:span><text:span text:style-name="T7"> Je ne suis pas inscris chez Actiris comme demandeur d’emploi. </text:span></text:p>
      <text:p text:style-name="P26">Merci pour votre temps et considération. </text:p>
      <text:p text:style-name="P12">Merci pour votre réponse. Je tenais à vous dire que j’étais bien au courant que l’accompagnement était réservé qu’aux personnes habitant à Bruxelles. </text:p>
      <text:p text:style-name="P12"/>
      <text:p text:style-name="P12">Même si ma domiciliation est en Flandre <text:span text:style-name="T12">(Willebroek)</text:span>, j’ai toujours voulu travailler <text:span text:style-name="T12">à Bruxelles après mes études. </text:span></text:p>
      <text:p text:style-name="P12"><text:span text:style-name="T13">J</text:span>e fais mes études supérieures à Bruxelles et toutes <text:span text:style-name="T12">mes activités professionnelles sont à Bruxelles. </text:span></text:p>
      <text:p text:style-name="P12"/>
      <text:p text:style-name="P13">Je vous demande de bien accepter de m’accompagner dans ma <text:span text:style-name="T13">recherche d’emploi car je ne vois pas comment je pourrai m’en sortir seul </text:span><text:span text:style-name="T14">aussi rapidement. </text:span></text:p>
      <text:p text:style-name="P24"/>
      <text:p text:style-name="P9"/>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letter-kerning="tru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style:contextual-spacing="false" fo:line-height="0.487cm"/>
      <style:text-properties fo:font-size="12pt" style:font-size-asian="12pt" style:language-asian="fr" style:country-asian="FR"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16T12:57:38.017000000</meta:creation-date>
    <dc:date>2023-12-20T22:28:39.183000000</dc:date>
    <meta:editing-duration>P1DT13S</meta:editing-duration>
    <meta:editing-cycles>29</meta:editing-cycles>
    <meta:generator>LibreOffice/7.2.1.2$Windows_X86_64 LibreOffice_project/87b77fad49947c1441b67c559c339af8f3517e22</meta:generator>
    <meta:document-statistic meta:table-count="0" meta:image-count="0" meta:object-count="0" meta:page-count="3" meta:paragraph-count="48" meta:word-count="782" meta:character-count="6108" meta:non-whitespace-character-count="5338"/>
  </office:meta>
</office:document-meta>
</file>